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3">
      <style:text-properties officeooo:rsid="00097062" officeooo:paragraph-rsid="00097062"/>
    </style:style>
    <style:style style:name="P2" style:family="paragraph" style:parent-style-name="Text_20_body" style:list-style-name="L4">
      <style:text-properties officeooo:rsid="00097062" officeooo:paragraph-rsid="00097062"/>
    </style:style>
    <style:style style:name="P3" style:family="paragraph" style:parent-style-name="Text_20_body" style:list-style-name="L4">
      <style:text-properties officeooo:rsid="0009b1fe" officeooo:paragraph-rsid="0009b1fe"/>
    </style:style>
    <style:style style:name="P4" style:family="paragraph" style:parent-style-name="Text_20_body" style:list-style-name="L5">
      <style:text-properties officeooo:rsid="000aea50" officeooo:paragraph-rsid="000aea50"/>
    </style:style>
    <style:style style:name="P5" style:family="paragraph" style:parent-style-name="Text_20_body" style:list-style-name="L7">
      <style:text-properties officeooo:paragraph-rsid="000aea50"/>
    </style:style>
    <style:style style:name="P6" style:family="paragraph" style:parent-style-name="Text_20_body" style:list-style-name="L7">
      <style:text-properties officeooo:rsid="000c4bd5" officeooo:paragraph-rsid="000c4bd5"/>
    </style:style>
    <style:style style:name="P7" style:family="paragraph" style:parent-style-name="Text_20_body" style:list-style-name="L8">
      <style:text-properties officeooo:rsid="000c4bd5" officeooo:paragraph-rsid="000c4bd5"/>
    </style:style>
    <style:style style:name="P8" style:family="paragraph" style:parent-style-name="Text_20_body" style:list-style-name="L9">
      <style:text-properties officeooo:rsid="000e16a4" officeooo:paragraph-rsid="000e16a4"/>
    </style:style>
    <style:style style:name="P9" style:family="paragraph" style:parent-style-name="Text_20_body" style:list-style-name="L10">
      <style:text-properties officeooo:rsid="000e16a4" officeooo:paragraph-rsid="000e16a4"/>
    </style:style>
    <style:style style:name="P10" style:family="paragraph" style:parent-style-name="Text_20_body" style:list-style-name="L11">
      <style:text-properties officeooo:rsid="000e16a4" officeooo:paragraph-rsid="000e16a4"/>
    </style:style>
    <style:style style:name="P11" style:family="paragraph" style:parent-style-name="Text_20_body" style:list-style-name="L12">
      <style:text-properties officeooo:rsid="000e16a4" officeooo:paragraph-rsid="000e16a4"/>
    </style:style>
    <style:style style:name="P12" style:family="paragraph" style:parent-style-name="Text_20_body" style:list-style-name="L12">
      <style:text-properties officeooo:rsid="000f9e7e" officeooo:paragraph-rsid="000f9e7e"/>
    </style:style>
    <style:style style:name="P13" style:family="paragraph" style:parent-style-name="Text_20_body" style:list-style-name="L13">
      <style:text-properties officeooo:rsid="00116568" officeooo:paragraph-rsid="00116568"/>
    </style:style>
    <style:style style:name="P14" style:family="paragraph" style:parent-style-name="Text_20_body" style:list-style-name="L13">
      <style:text-properties officeooo:rsid="00116fa3" officeooo:paragraph-rsid="00116fa3"/>
    </style:style>
    <style:style style:name="P15" style:family="paragraph" style:parent-style-name="Text_20_body" style:list-style-name="L14">
      <style:text-properties officeooo:rsid="00116fa3" officeooo:paragraph-rsid="00116fa3"/>
    </style:style>
    <style:style style:name="P16" style:family="paragraph" style:parent-style-name="Text_20_body" style:list-style-name="L14">
      <style:text-properties officeooo:paragraph-rsid="00116fa3"/>
    </style:style>
    <style:style style:name="P17" style:family="paragraph" style:parent-style-name="Text_20_body" style:list-style-name="L14">
      <style:text-properties officeooo:rsid="00129f8d" officeooo:paragraph-rsid="00129f8d"/>
    </style:style>
    <style:style style:name="P18" style:family="paragraph" style:parent-style-name="Text_20_body" style:list-style-name="L15">
      <style:text-properties officeooo:rsid="00129f8d" officeooo:paragraph-rsid="00129f8d"/>
    </style:style>
    <style:style style:name="P19" style:family="paragraph" style:parent-style-name="Text_20_body" style:list-style-name="L16">
      <style:text-properties officeooo:rsid="00146679" officeooo:paragraph-rsid="00146679"/>
    </style:style>
    <style:style style:name="P20" style:family="paragraph" style:parent-style-name="Text_20_body" style:list-style-name="L17">
      <style:text-properties officeooo:rsid="00146679" officeooo:paragraph-rsid="00146679"/>
    </style:style>
    <style:style style:name="P21" style:family="paragraph" style:parent-style-name="Text_20_body" style:list-style-name="L18">
      <style:text-properties officeooo:rsid="00146679" officeooo:paragraph-rsid="00146679"/>
    </style:style>
    <style:style style:name="P22" style:family="paragraph" style:parent-style-name="Text_20_body" style:list-style-name="L19">
      <style:text-properties officeooo:rsid="00146679" officeooo:paragraph-rsid="0014ec52"/>
    </style:style>
    <style:style style:name="P23" style:family="paragraph" style:parent-style-name="Text_20_body" style:list-style-name="L19">
      <style:text-properties officeooo:rsid="0014ec52" officeooo:paragraph-rsid="0014ec52"/>
    </style:style>
    <style:style style:name="P24" style:family="paragraph" style:parent-style-name="Text_20_body" style:list-style-name="L20">
      <style:text-properties officeooo:rsid="0014ec52" officeooo:paragraph-rsid="0014ec52"/>
    </style:style>
    <style:style style:name="P25" style:family="paragraph" style:parent-style-name="Text_20_body" style:list-style-name="L21">
      <style:text-properties officeooo:rsid="0015fc9d" officeooo:paragraph-rsid="0015fc9d"/>
    </style:style>
    <style:style style:name="P26" style:family="paragraph" style:parent-style-name="Text_20_body" style:list-style-name="L21">
      <style:text-properties officeooo:rsid="00172bf4" officeooo:paragraph-rsid="00172bf4"/>
    </style:style>
    <style:style style:name="P27" style:family="paragraph" style:parent-style-name="Text_20_body" style:list-style-name="L22">
      <style:text-properties officeooo:rsid="00172bf4" officeooo:paragraph-rsid="00172bf4"/>
    </style:style>
    <style:style style:name="P28" style:family="paragraph" style:parent-style-name="Text_20_body" style:list-style-name="L23">
      <style:text-properties officeooo:rsid="00172bf4" officeooo:paragraph-rsid="00172bf4"/>
    </style:style>
    <style:style style:name="P29" style:family="paragraph" style:parent-style-name="Text_20_body" style:list-style-name="L23">
      <style:text-properties officeooo:rsid="001a4f8c" officeooo:paragraph-rsid="001a4f8c"/>
    </style:style>
    <style:style style:name="P30" style:family="paragraph" style:parent-style-name="Text_20_body" style:list-style-name="L24">
      <style:text-properties officeooo:rsid="001a4f8c" officeooo:paragraph-rsid="001a4f8c"/>
    </style:style>
    <style:style style:name="P31" style:family="paragraph" style:parent-style-name="Text_20_body" style:list-style-name="L24">
      <style:text-properties officeooo:rsid="001bf3b1" officeooo:paragraph-rsid="001bf3b1"/>
    </style:style>
    <style:style style:name="P32" style:family="paragraph" style:parent-style-name="Standard">
      <style:text-properties officeooo:rsid="0007cb72" officeooo:paragraph-rsid="0007cb72"/>
    </style:style>
    <style:style style:name="P33" style:family="paragraph" style:parent-style-name="Standard" style:list-style-name="L1">
      <style:text-properties officeooo:rsid="0007cb72" officeooo:paragraph-rsid="0007cb72"/>
    </style:style>
    <style:style style:name="P34" style:family="paragraph" style:parent-style-name="Standard" style:list-style-name="L2">
      <style:text-properties officeooo:rsid="0007cb72" officeooo:paragraph-rsid="0007cb72"/>
    </style:style>
    <style:style style:name="P35" style:family="paragraph" style:parent-style-name="Standard" style:list-style-name="L2">
      <style:text-properties officeooo:rsid="00097062" officeooo:paragraph-rsid="00097062"/>
    </style:style>
    <style:style style:name="P36" style:family="paragraph" style:parent-style-name="Standard">
      <style:text-properties officeooo:rsid="00097062" officeooo:paragraph-rsid="00097062"/>
    </style:style>
    <style:style style:name="P37" style:family="paragraph" style:parent-style-name="Standard" style:list-style-name="L2">
      <style:text-properties officeooo:rsid="001c47a4" officeooo:paragraph-rsid="001c47a4"/>
    </style:style>
    <style:style style:name="P38" style:family="paragraph" style:parent-style-name="Heading_20_1">
      <style:text-properties officeooo:rsid="00097062" officeooo:paragraph-rsid="00097062"/>
    </style:style>
    <style:style style:name="P39" style:family="paragraph" style:parent-style-name="Heading_20_1">
      <style:text-properties officeooo:rsid="000aea50" officeooo:paragraph-rsid="000aea50"/>
    </style:style>
    <style:style style:name="P40" style:family="paragraph" style:parent-style-name="Heading_20_1">
      <style:text-properties officeooo:paragraph-rsid="000c4bd5"/>
    </style:style>
    <style:style style:name="P41" style:family="paragraph" style:parent-style-name="Heading_20_1">
      <style:text-properties officeooo:rsid="00129f8d" officeooo:paragraph-rsid="00129f8d"/>
    </style:style>
    <style:style style:name="P42" style:family="paragraph" style:parent-style-name="Heading_20_1">
      <style:text-properties officeooo:rsid="00146679" officeooo:paragraph-rsid="00146679"/>
    </style:style>
    <style:style style:name="P43" style:family="paragraph" style:parent-style-name="Heading_20_1">
      <style:text-properties officeooo:rsid="0014ec52" officeooo:paragraph-rsid="0014ec52"/>
    </style:style>
    <style:style style:name="P44" style:family="paragraph" style:parent-style-name="Heading_20_1">
      <style:text-properties officeooo:rsid="00172bf4" officeooo:paragraph-rsid="00172bf4"/>
    </style:style>
    <style:style style:name="P45" style:family="paragraph" style:parent-style-name="Heading_20_1">
      <style:text-properties officeooo:rsid="001a4f8c" officeooo:paragraph-rsid="001a4f8c"/>
    </style:style>
    <style:style style:name="T1" style:family="text">
      <style:text-properties officeooo:rsid="00097062"/>
    </style:style>
    <style:style style:name="T2" style:family="text">
      <style:text-properties officeooo:rsid="000a2e09"/>
    </style:style>
    <style:style style:name="T3" style:family="text">
      <style:text-properties officeooo:rsid="000aea50"/>
    </style:style>
    <style:style style:name="T4" style:family="text">
      <style:text-properties officeooo:rsid="000c4bd5"/>
    </style:style>
    <style:style style:name="T5" style:family="text">
      <style:text-properties officeooo:rsid="000e16a4"/>
    </style:style>
    <style:style style:name="T6" style:family="text">
      <style:text-properties officeooo:rsid="000f9e7e"/>
    </style:style>
    <style:style style:name="T7" style:family="text">
      <style:text-properties officeooo:rsid="00116568"/>
    </style:style>
    <style:style style:name="T8" style:family="text">
      <style:text-properties officeooo:rsid="00116fa3"/>
    </style:style>
    <style:style style:name="T9" style:family="text">
      <style:text-properties officeooo:rsid="00129f8d"/>
    </style:style>
    <style:style style:name="T10" style:family="text">
      <style:text-properties officeooo:rsid="0014ec52"/>
    </style:style>
    <style:style style:name="T11" style:family="text">
      <style:text-properties officeooo:rsid="001a46b1"/>
    </style:style>
    <style:style style:name="T12" style:family="text">
      <style:text-properties officeooo:rsid="001a4f8c"/>
    </style:style>
    <style:style style:name="T13" style:family="text">
      <style:text-properties officeooo:rsid="001bf3b1"/>
    </style:style>
    <style:style style:name="T14" style:family="text">
      <style:text-properties officeooo:rsid="001c47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itle slide</text:h>
      <text:p text:style-name="P32"/>
      <text:list xml:id="list1792926658" text:style-name="L1">
        <text:list-item>
          <text:p text:style-name="P33">Graham Markall, Software Toolchain Engineer at Embecosm</text:p>
          <text:list>
            <text:list-item>
              <text:p text:style-name="P33">Expertise in software development – <text:span text:style-name="T14">GCC, LLVM, Binutils, GDB, etc.</text:span></text:p>
            </text:list-item>
            <text:list-item>
              <text:p text:style-name="P33">Interest in hardware - skills picked up as part of job</text:p>
            </text:list-item>
          </text:list>
        </text:list-item>
        <text:list-item>
          <text:p text:style-name="P33">Sam Leonard</text:p>
          <text:list>
            <text:list-item>
              <text:p text:style-name="P33">Been with Embecosm over the summer</text:p>
            </text:list-item>
            <text:list-item>
              <text:p text:style-name="P33">Adding lots of cryptographic instructions to RI5CY</text:p>
            </text:list-item>
            <text:list-item>
              <text:p text:style-name="P33">Will be around for the workshop tomorrow</text:p>
            </text:list-item>
          </text:list>
        </text:list-item>
      </text:list>
      <text:p text:style-name="P32"/>
      <text:h text:style-name="Heading_20_1" text:outline-level="1">Embecosm Core Competencies</text:h>
      <text:p text:style-name="P32"/>
      <text:list xml:id="list369390946" text:style-name="L2">
        <text:list-item>
          <text:p text:style-name="P34">Compiler toolchain development – GCC, LLVM, etc.</text:p>
          <text:list>
            <text:list-item>
              <text:p text:style-name="P34">Typical customer – silicon vendor<text:span text:style-name="T14">s with their own architecture or customised IP</text:span></text:p>
            </text:list-item>
            <text:list-item>
              <text:p text:style-name="P37">Provide toolchain ports and maintenance</text:p>
            </text:list-item>
          </text:list>
        </text:list-item>
        <text:list-item>
          <text:p text:style-name="P34">Hardware modelling – often <text:span text:style-name="T1">working with pre-silicon toolchain development.</text:span></text:p>
        </text:list-item>
        <text:list-item>
          <text:p text:style-name="P35">Do research in various areas</text:p>
          <text:list>
            <text:list-item>
              <text:p text:style-name="P35">If you’re interested, do talk to me about them later – not really time to go into any of them now.</text:p>
            </text:list-item>
          </text:list>
        </text:list-item>
      </text:list>
      <text:p text:style-name="P36"/>
      <text:h text:style-name="P38" text:outline-level="1">Outline / goals</text:h>
      <text:list xml:id="list2163188580" text:style-name="L3">
        <text:list-item>
          <text:p text:style-name="P1">As well as the talk on this topic today, there’s a workshop tomorrow where you can do some customisation of a core.</text:p>
        </text:list-item>
        <text:list-item>
          <text:p text:style-name="P1">To do something like this is draws on a lot of different areas of hardware and software</text:p>
          <text:list>
            <text:list-item>
              <text:p text:style-name="P1"><text:span text:style-name="T11">so we’re going</text:span> to skip around quite a few different topics</text:p>
            </text:list-item>
          </text:list>
        </text:list-item>
        <text:list-item>
          <text:p text:style-name="P1"><text:span text:style-name="T11">The</text:span> plan is now to explain the concepts as much as possible, in particular</text:p>
          <text:list>
            <text:list-item>
              <text:p text:style-name="P1">describing the RISC-V ISA,</text:p>
            </text:list-item>
            <text:list-item>
              <text:p text:style-name="P1">some general concepts about how we get from programming languages to machine code</text:p>
            </text:list-item>
            <text:list-item>
              <text:p text:style-name="P1">and look specifically at the RI5CY microarchitecture.</text:p>
            </text:list-item>
          </text:list>
        </text:list-item>
        <text:list-item>
          <text:p text:style-name="P1">There will be a bit of handwaving in this talk (in the metaphorical sense) to make it possible to get through everything</text:p>
        </text:list-item>
        <text:list-item>
          <text:p text:style-name="P1">Then tomorrow is a much more practical, step-by-step walkthrough of the details of implementing some new instructions.</text:p>
        </text:list-item>
        <text:list-item>
          <text:p text:style-name="P1">So throughout this talk you can decide if you’re interested in this topic and you want to know more</text:p>
          <text:list>
            <text:list-item>
              <text:p text:style-name="P1">or if you’d rather do another workshop</text:p>
            </text:list-item>
            <text:list-item>
              <text:p text:style-name="P1">With this one you can join anytime tomorrow, work on it as long or short as you want</text:p>
              <text:list>
                <text:list-item>
                  <text:p text:style-name="P1"><text:soft-page-break/>all materials are going to be online so you don’t need to start in the morning, or complete it within the day.</text:p>
                </text:list-item>
              </text:list>
            </text:list-item>
          </text:list>
        </text:list-item>
      </text:list>
      <text:h text:style-name="P38" text:outline-level="1">RISC-V</text:h>
      <text:list xml:id="list3662481487" text:style-name="L4">
        <text:list-item>
          <text:p text:style-name="P2">Anyway, let’s get on with it and talk a little bit about RISC-V. What is it?</text:p>
        </text:list-item>
        <text:list-item>
          <text:p text:style-name="P2">RISC-V is <text:span text:style-name="T11">an</text:span> instruction set architecture.</text:p>
        </text:list-item>
        <text:list-item>
          <text:p text:style-name="P2"><text:span text:style-name="T11">It’s not the only ISA - there</text:span> are other ISAs. If you’ve not heard of RISC-V you’ll probably have heard of some of these others:</text:p>
          <text:list>
            <text:list-item>
              <text:p text:style-name="P2">Every processor follows an ISA specification.</text:p>
            </text:list-item>
          </text:list>
        </text:list-item>
        <text:list-item>
          <text:p text:style-name="P3">RISC-V is a bit different from most others, in that you can implement it freely.</text:p>
          <text:list>
            <text:list-item>
              <text:p text:style-name="P3">So as a result there’s lots of different open source RISC-V core implementations</text:p>
            </text:list-item>
            <text:list-item>
              <text:p text:style-name="P3">Some of them are very small and very simple, implementing a bare minumum of instructions</text:p>
            </text:list-item>
            <text:list-item>
              <text:p text:style-name="P3">Others are more complex and geared for higher performance, and have lots of instruction set extensions.</text:p>
            </text:list-item>
            <text:list-item>
              <text:p text:style-name="P3">The one that we’re using, RI5CY, is somewhere in between those two extremes. It’s small enough that we can work with it, but big and complex enough to be interesting and a bit challenging to work with.</text:p>
            </text:list-item>
          </text:list>
        </text:list-item>
      </text:list>
      <text:h text:style-name="Heading_20_1" text:outline-level="1">Wha<text:span text:style-name="T2">t’s in an ISA document?</text:span></text:h>
      <text:list xml:id="list2081721309" text:style-name="L5">
        <text:list-item>
          <text:p text:style-name="P4">I just mentioned that there’s a lot of different cores that implement RISC-V – so if RISC-V isn’t a core, then what is it?</text:p>
        </text:list-item>
        <text:list-item>
          <text:p text:style-name="P4">An ISA isn’t an implementation of anything – it’s just a document.</text:p>
        </text:list-item>
        <text:list-item>
          <text:p text:style-name="P4"><text:span text:style-name="T11">That document</text:span> lays out a set of specifications. There’s a lot of details in there about, but broadly:</text:p>
          <text:list>
            <text:list-item>
              <text:p text:style-name="P4">It will list the registers a core has, and what properties they have – like how wide they are, and any special features they have.</text:p>
            </text:list-item>
            <text:list-item>
              <text:p text:style-name="P4">It has a list of all the instructions that a core implementing the ISA should be able to execute</text:p>
            </text:list-item>
            <text:list-item>
              <text:p text:style-name="P4">and it will describe exactly how those instructions are encoded into a sequence of bits.</text:p>
            </text:list-item>
          </text:list>
        </text:list-item>
      </text:list>
      <text:h text:style-name="P39" text:outline-level="1">What’s implemented around an ISA?</text:h>
      <text:list xml:id="list3496882892" text:style-name="L7">
        <text:list-item>
          <text:p text:style-name="P5"><text:span text:style-name="T3">The reason for the existence of that document is to give everyone a common reference around which to implement things.</text:span></text:p>
        </text:list-item>
        <text:list-item>
          <text:p text:style-name="P6">So if we have all these different cores that implement the same ISA,</text:p>
        </text:list-item>
        <text:list-item>
          <text:p text:style-name="P6"><text:soft-page-break/>then we can be confident that any toolchain, be it GCC, or LLVM, or whatever else, can generate code that’s going to execute correctly on any piece of hardware.</text:p>
        </text:list-item>
      </text:list>
      <text:h text:style-name="P40" text:outline-level="1"><text:span text:style-name="T4">A bit of a C program</text:span></text:h>
      <text:list xml:id="list1237190565" text:style-name="L8">
        <text:list-item>
          <text:p text:style-name="P7">We’re going to move away from the ISA for <text:span text:style-name="T11">now -</text:span> but we’ll come back to some of those ideas in a bit.</text:p>
        </text:list-item>
        <text:list-item>
          <text:p text:style-name="P7">We’ll have a quick look at how programs are executed now, starting from a bit of a C program.</text:p>
        </text:list-item>
        <text:list-item>
          <text:p text:style-name="P7">Here’s a very simple function that <text:span text:style-name="T5">does a multiply and an add</text:span></text:p>
        </text:list-item>
      </text:list>
      <text:h text:style-name="Heading_20_1" text:outline-level="1">C program compiled</text:h>
      <text:list xml:id="list1883889610" text:style-name="L9">
        <text:list-item>
          <text:p text:style-name="P8">If you compile that, then the assembly code that you get out is like this:</text:p>
          <text:list>
            <text:list-item>
              <text:p text:style-name="P8">A multiply and an add instruction</text:p>
            </text:list-item>
            <text:list-item>
              <text:p text:style-name="P8">But the machine doesn’t execute assembly instructions</text:p>
            </text:list-item>
          </text:list>
        </text:list-item>
      </text:list>
      <text:h text:style-name="Heading_20_1" text:outline-level="1">Assembled</text:h>
      <text:list xml:id="list2166061324" text:style-name="L10">
        <text:list-item>
          <text:p text:style-name="P9">The assembler takes these instructions and converts them into machine code.</text:p>
        </text:list-item>
        <text:list-item>
          <text:p text:style-name="P9">This is a dump of an assembled program</text:p>
        </text:list-item>
        <text:list-item>
          <text:p text:style-name="P9">Each of these hex values corresponds to the instruction on the same line</text:p>
        </text:list-item>
        <text:list-item>
          <text:p text:style-name="P9">How does that get interpreted by the machine?</text:p>
        </text:list-item>
        <text:list-item>
          <text:p text:style-name="P9">Let’s have a look at one of the instructions in particular.</text:p>
        </text:list-item>
      </text:list>
      <text:h text:style-name="Heading_20_1" text:outline-level="1">Picking apart the encoding</text:h>
      <text:list xml:id="list269242071" text:style-name="L11">
        <text:list-item>
          <text:p text:style-name="P10">At the lowest level, everything the hardware works with is in bits</text:p>
        </text:list-item>
        <text:list-item>
          <text:p text:style-name="P10">So let’s look at the encoding that way</text:p>
        </text:list-item>
      </text:list>
      <text:h text:style-name="Heading_20_1" text:outline-level="1">Picking apart the encoding (2)</text:h>
      <text:list xml:id="list201552344" text:style-name="L12">
        <text:list-item>
          <text:p text:style-name="P11">Hex digits <text:span text:style-name="T6">are made from groups of 4 bits.</text:span></text:p>
        </text:list-item>
        <text:list-item>
          <text:p text:style-name="P12">But it’s rare that the hardware is going to be looking at encoded instructions in another grouping</text:p>
        </text:list-item>
        <text:list-item>
          <text:p text:style-name="P12">So let’s look at a grouping closer to what the machine understands</text:p>
        </text:list-item>
        <text:list-item>
          <text:p text:style-name="P12">These different groups have different names, like funct7, rs2, and the rest</text:p>
        </text:list-item>
        <text:list-item>
          <text:p text:style-name="P12">These groupings, and the way of interpreting them, is laid out in the ISA specification.</text:p>
        </text:list-item>
        <text:list-item>
          <text:p text:style-name="P12">Anyway – how would the hardware interpret these fields?</text:p>
        </text:list-item>
      </text:list>
      <text:h text:style-name="Heading_20_1" text:outline-level="1"><text:soft-page-break/>Picking apart the encoding (3/<text:span text:style-name="T7">4</text:span>)</text:h>
      <text:list xml:id="list3662700468" text:style-name="L13">
        <text:list-item>
          <text:p text:style-name="P13">A combination of looking at the opcode, and funct3, and funct7 values tells the hardware that it’s an add instruction.</text:p>
        </text:list-item>
        <text:list-item>
          <text:p text:style-name="P13">Then the destination <text:span text:style-name="T8">register is specified by the rd field</text:span></text:p>
        </text:list-item>
        <text:list-item>
          <text:p text:style-name="P14">And the two source registers are specified by rs1 and rs2.</text:p>
        </text:list-item>
      </text:list>
      <text:h text:style-name="Heading_20_1" text:outline-level="1">RISC-V Encoding formats</text:h>
      <text:list xml:id="list3650902568" text:style-name="L14">
        <text:list-item>
          <text:p text:style-name="P16"><text:span text:style-name="T8">The add instruction that we just looked at uses just one of several different formats that are specified in the RISC-V ISA</text:span></text:p>
        </text:list-item>
        <text:list-item>
          <text:p text:style-name="P15">It was an R-type encoding.</text:p>
        </text:list-item>
        <text:list-item>
          <text:p text:style-name="P15">There are other encoding formats that the ISA specifies</text:p>
          <text:list>
            <text:list-item>
              <text:p text:style-name="P15">These different variants can be used if you want to have an instruction with a different number of registers</text:p>
            </text:list-item>
            <text:list-item>
              <text:p text:style-name="P15">or a bigger immediate value (an immediate value is another way of saying a numeric value hardcoded into the instruction)</text:p>
            </text:list-item>
          </text:list>
        </text:list-item>
        <text:list-item>
          <text:p text:style-name="P15">A tradeoff that every ISA design makes is in <text:span text:style-name="T9">the number and variation of encoding formats it has.</text:span></text:p>
          <text:list>
            <text:list-item>
              <text:p text:style-name="P17">The greater the number and more varied the encoding formats are, the more flexibility you have in instruction specifications</text:p>
            </text:list-item>
            <text:list-item>
              <text:p text:style-name="P17">But that also means you have to make the decoder more complex in every implementations</text:p>
            </text:list-item>
            <text:list-item>
              <text:p text:style-name="P17">RISC-V is relatively straightforward to decode – things like rd, rs1, and rs2 being in the same place in every instruction that uses them helps to simplify decoding.</text:p>
            </text:list-item>
          </text:list>
        </text:list-item>
      </text:list>
      <text:h text:style-name="P41" text:outline-level="1">Execution – RI5CY pipeline</text:h>
      <text:list xml:id="list2656186699" text:style-name="L15">
        <text:list-item>
          <text:p text:style-name="P18">Now we’ve looked a bit at the encoding of instructions, let’s look at execution.</text:p>
        </text:list-item>
        <text:list-item>
          <text:p text:style-name="P18">This diagram is an overview of the structure of the RI5CY core.</text:p>
        </text:list-item>
        <text:list-item>
          <text:p text:style-name="P18">It’s got 4 stages</text:p>
          <text:list>
            <text:list-item>
              <text:p text:style-name="P18">First is the fetch stage – this loads instructions from memory into a buffer.</text:p>
            </text:list-item>
            <text:list-item>
              <text:p text:style-name="P18">Instructions are passed from the fetch stage into the decoder.</text:p>
              <text:list>
                <text:list-item>
                  <text:p text:style-name="P18">The decoder looks at the bits in the instruction and uses them to set signals that control the execution stage.</text:p>
                </text:list-item>
                <text:list-item>
                  <text:p text:style-name="P18">It also holds the register file, so it passes on the appropriate operands from registers to the next pipeline stage.</text:p>
                </text:list-item>
              </text:list>
            </text:list-item>
            <text:list-item>
              <text:p text:style-name="P18">The execute stage is next. It has several different units in it, that are each for different computations. In RI5CY there’s</text:p>
              <text:list>
                <text:list-item>
                  <text:p text:style-name="P18"><text:soft-page-break/>an ALU for integer arithmetic operations</text:p>
                </text:list-item>
                <text:list-item>
                  <text:p text:style-name="P18">a multiplier for integer multiplies</text:p>
                </text:list-item>
                <text:list-item>
                  <text:p text:style-name="P18">the dotP unit is for some RI5CY custom insttructions</text:p>
                </text:list-item>
                <text:list-item>
                  <text:p text:style-name="P18">and you can configure it with a floating point unit as well</text:p>
                </text:list-item>
              </text:list>
            </text:list-item>
            <text:list-item>
              <text:p text:style-name="P18">The final stage is the writeback stage. This loads and stores data used by instructions.</text:p>
            </text:list-item>
          </text:list>
        </text:list-item>
        <text:list-item>
          <text:p text:style-name="P18">So, we have a sequence of instructions being executed from memory. Let’s look at what the timing of that could look like</text:p>
        </text:list-item>
      </text:list>
      <text:h text:style-name="P41" text:outline-level="1">Executing 1 op per cycle</text:h>
      <text:list xml:id="list2454276932" text:style-name="L16">
        <text:list-item>
          <text:p text:style-name="P19">In this diagram, time proceeds from left to right.</text:p>
        </text:list-item>
        <text:list-item>
          <text:p text:style-name="P19">Each column is one clock cycle</text:p>
          <text:list>
            <text:list-item>
              <text:p text:style-name="P19">There are many clock cycles per second – typical speeds for modern machines are in the hundreds of megahertz or gigahertz.</text:p>
            </text:list-item>
          </text:list>
        </text:list-item>
        <text:list-item>
          <text:p text:style-name="P19">Each row is an instruction, but the same instruction spans multiple rows.</text:p>
        </text:list-item>
        <text:list-item>
          <text:p text:style-name="P19">The simplest way we could implement a processor would be to sequentially feed each instruction through the pipeline.</text:p>
          <text:list>
            <text:list-item>
              <text:p text:style-name="P19">That is, on cycle 1 we fetch instruction 1,</text:p>
            </text:list-item>
            <text:list-item>
              <text:p text:style-name="P19">on cycle 2 we decode instruction 1, and so on,</text:p>
            </text:list-item>
            <text:list-item>
              <text:p text:style-name="P19">so by cycle 5 we fetch instruction 2</text:p>
            </text:list-item>
            <text:list-item>
              <text:p text:style-name="P19">basically continuing with one operation per cycle.</text:p>
            </text:list-item>
          </text:list>
        </text:list-item>
        <text:list-item>
          <text:p text:style-name="P19">That’s simple but a little slow. It takes 4 cycles to execute each instruction.</text:p>
        </text:list-item>
      </text:list>
      <text:h text:style-name="Heading_20_1" text:outline-level="1">Pipelined execution</text:h>
      <text:list xml:id="list604708957" text:style-name="L17">
        <text:list-item>
          <text:p text:style-name="P20">A quicker, but slightly more complicated way to do things is to overlap instructions.</text:p>
        </text:list-item>
        <text:list-item>
          <text:p text:style-name="P20">We don’t need the fetch stage for instruction 1 anymore on cycle 2, so we can start fetching instruction 2.</text:p>
        </text:list-item>
        <text:list-item>
          <text:p text:style-name="P20">By overlapping execution in this way, we can go much more quickly</text:p>
        </text:list-item>
        <text:list-item>
          <text:p text:style-name="P20">We’re doing 4 operations per cycle.</text:p>
        </text:list-item>
        <text:list-item>
          <text:p text:style-name="P20">So once you get going, the average rate you’re executing instructions is 1 per cycle.</text:p>
        </text:list-item>
      </text:list>
      <text:h text:style-name="P42" text:outline-level="1">Pipelined execution (2)</text:h>
      <text:list xml:id="list3404915079" text:style-name="L18">
        <text:list-item>
          <text:p text:style-name="P21">Another way of looking at it is to turn that timing diagram on its side</text:p>
        </text:list-item>
        <text:list-item>
          <text:p text:style-name="P21">Then we’ll take a slice of it</text:p>
        </text:list-item>
        <text:list-item>
          <text:p text:style-name="P21">it maps exactly onto RI5CY’s pipeline stages.</text:p>
        </text:list-item>
        <text:list-item>
          <text:p text:style-name="P21"><text:soft-page-break/>They’re all operating concurrently, each working on a different instruction.</text:p>
        </text:list-item>
        <text:list-item>
          <text:p text:style-name="P21">So this is a very efficient way to use resources.</text:p>
        </text:list-item>
      </text:list>
      <text:h text:style-name="Heading_20_1" text:outline-level="1">Hazards</text:h>
      <text:list xml:id="list1681206972" text:style-name="L19">
        <text:list-item>
          <text:p text:style-name="P22">But it’s not always str<text:span text:style-name="T10">aightforward.</text:span></text:p>
        </text:list-item>
        <text:list-item>
          <text:p text:style-name="P22"><text:span text:style-name="T10">Let’s have a look at an example where we have a problem.</text:span></text:p>
        </text:list-item>
        <text:list-item>
          <text:p text:style-name="P23">We have two instructions.</text:p>
          <text:list>
            <text:list-item>
              <text:p text:style-name="P23">One loads a value from memory into the register a1.</text:p>
            </text:list-item>
            <text:list-item>
              <text:p text:style-name="P23">The next instruction adds that value in a1 to a0.</text:p>
            </text:list-item>
          </text:list>
        </text:list-item>
        <text:list-item>
          <text:p text:style-name="P23">So when the first instruction executes, the writeback stage loads the value in cycle 4</text:p>
        </text:list-item>
        <text:list-item>
          <text:p text:style-name="P23">But the second instruction already needs that value on cycle 3!</text:p>
        </text:list-item>
        <text:list-item>
          <text:p text:style-name="P23">Since we haven’t yet figured out how to make a core that can execute backwards in time, this can’t happen.</text:p>
          <text:list>
            <text:list-item>
              <text:p text:style-name="P23">We need to do something about this circumstance when it arises.</text:p>
            </text:list-item>
          </text:list>
        </text:list-item>
      </text:list>
      <text:h text:style-name="P43" text:outline-level="1">Pipeline stall on hazard</text:h>
      <text:list xml:id="list3929675636" text:style-name="L20">
        <text:list-item>
          <text:p text:style-name="P24">The way the core can deal with this is to stall the pipeline whenever a hazard occurs.</text:p>
        </text:list-item>
        <text:list-item>
          <text:p text:style-name="P24">While instruction 2 waits for the writeback stage of instruction 1, nothing moves forward in the pipeline</text:p>
        </text:list-item>
        <text:list-item>
          <text:p text:style-name="P24">Instead we miss out on 2 cycles of execution.</text:p>
        </text:list-item>
        <text:list-item>
          <text:p text:style-name="P24">When the writeback is finally done, the decode stage has the value available in the register, so it can continue.</text:p>
        </text:list-item>
      </text:list>
      <text:h text:style-name="Heading_20_1" text:outline-level="1">Pip<text:span text:style-name="T10">eline stall on multi-cycle instruction</text:span></text:h>
      <text:list xml:id="list26138656" text:style-name="L21">
        <text:list-item>
          <text:p text:style-name="P25">Hazards aren’t the only reason that the pipeline might stall.</text:p>
        </text:list-item>
        <text:list-item>
          <text:p text:style-name="P25">Some instructions are very complicated, so the implementation of them takes multiple cycles in the execute stage.</text:p>
        </text:list-item>
        <text:list-item>
          <text:p text:style-name="P25">One example in RI5CY is the multiply instruction, which takes 4 cycles.</text:p>
        </text:list-item>
        <text:list-item>
          <text:p text:style-name="P26">So here if we have two instructions – a multiply and an add</text:p>
        </text:list-item>
        <text:list-item>
          <text:p text:style-name="P26">even though the add doesn’t use anything from the multiply instruction</text:p>
        </text:list-item>
        <text:list-item>
          <text:p text:style-name="P26">we still get a stall of 3 cycles while the add waits for the execution unit to become free again.</text:p>
        </text:list-item>
      </text:list>
      <text:h text:style-name="P44" text:outline-level="1"><text:soft-page-break/>How does RI5CY stall?</text:h>
      <text:list xml:id="list746542208" text:style-name="L22">
        <text:list-item>
          <text:p text:style-name="P27">So in practice how does the stalling work?</text:p>
        </text:list-item>
        <text:list-item>
          <text:p text:style-name="P27">So far we’ve talked about the pipeline in terms of things flowing forward through it</text:p>
          <text:list>
            <text:list-item>
              <text:p text:style-name="P27">through fetch to decode, then execute and writeback</text:p>
            </text:list-item>
          </text:list>
        </text:list-item>
        <text:list-item>
          <text:p text:style-name="P27">There’s also some connections backward through the pipeline to control stalling.</text:p>
        </text:list-item>
        <text:list-item>
          <text:p text:style-name="P27">This is another view of the pipeline with fetch, decode, execute, and writeback.</text:p>
        </text:list-item>
        <text:list-item>
          <text:p text:style-name="P27">There are signals between each pipeline stage so that a stage can tell the previous stages to stall.</text:p>
        </text:list-item>
        <text:list-item>
          <text:p text:style-name="P27">Don’t try and look too hard at the diagram – the detail is focused on in the workshop. But these ready signals can be used to stop earlier pipeline stages, with the not-readyness propagating backwards</text:p>
          <text:list>
            <text:list-item>
              <text:p text:style-name="P27">If execution is not ready, then decode will not be ready either, and then instruction fetching will stop.</text:p>
            </text:list-item>
          </text:list>
        </text:list-item>
        <text:list-item>
          <text:p text:style-name="P27">Again, the main point here is that this control path exists – the details become clearer working with the code in the workshop.</text:p>
        </text:list-item>
      </text:list>
      <text:h text:style-name="P44" text:outline-level="1">Adding a new instruction</text:h>
      <text:list xml:id="list2986664600" text:style-name="L23">
        <text:list-item>
          <text:p text:style-name="P28">Now, given that we have some knowledge about the ISA, its encodings, and the specific operation of the RI5CY pipeline, what is it that we need to do to start adding instructions to it?</text:p>
          <text:list>
            <text:list-item>
              <text:p text:style-name="P28">First you would need to decide what those instructions will do:</text:p>
              <text:list>
                <text:list-item>
                  <text:p text:style-name="P28">what operands do they have,</text:p>
                </text:list-item>
                <text:list-item>
                  <text:p text:style-name="P28">what do they do to their operands?</text:p>
                </text:list-item>
              </text:list>
            </text:list-item>
            <text:list-item>
              <text:p text:style-name="P28">And which encodings the new instructions will use.</text:p>
            </text:list-item>
          </text:list>
        </text:list-item>
        <text:list-item>
          <text:p text:style-name="P28">Then you would need to add some new cases to the decode stage so that it can recognise your instructions</text:p>
        </text:list-item>
        <text:list-item>
          <text:p text:style-name="P28">You need to create a unit to instantiate in the execution stage <text:span text:style-name="T12">that implements the semantics of your instruction</text:span></text:p>
        </text:list-item>
        <text:list-item>
          <text:p text:style-name="P29">The decoder needs to set signals to control your execution unit, and these need to be passed through to execution</text:p>
        </text:list-item>
        <text:list-item>
          <text:p text:style-name="P29">And if your instruction takes multiple cycles to execute, you need to hook up the control signals for stalling as well.</text:p>
        </text:list-item>
        <text:list-item>
          <text:p text:style-name="P29">In the workshop there’s several examples of instructions you can wotk through step by step using simulation.</text:p>
          <text:list>
            <text:list-item>
              <text:p text:style-name="P29">If you want to define your own instructions instead, you can use the tutorial as a looser guide.</text:p>
            </text:list-item>
          </text:list>
        </text:list-item>
      </text:list>
      <text:h text:style-name="P45" text:outline-level="1"><text:soft-page-break/>Workshop options</text:h>
      <text:list xml:id="list3281025448" text:style-name="L24">
        <text:list-item>
          <text:p text:style-name="P30">For the workshop tomorrow, the materials are already online. You can have a look in advance to help you decide if you’d like to work through it.</text:p>
          <text:list>
            <text:list-item>
              <text:p text:style-name="P30">Don’t be put off by the length of the instructions – it’s very step-by-step with lots of screenshots and example code.</text:p>
            </text:list-item>
          </text:list>
        </text:list-item>
        <text:list-item>
          <text:p text:style-name="P30">There’s also a slack channel. I’m going to be around in it, and I think Sam is, beyond tomorrow, so you can start it and don’t have to worry about completing it in the day</text:p>
          <text:list>
            <text:list-item>
              <text:p text:style-name="P30">Or you could start it another day if you prefer someone else’s workshop.</text:p>
            </text:list-item>
          </text:list>
        </text:list-item>
        <text:list-item>
          <text:p text:style-name="P30">If it does look a bit advanced for you and you’d like to learn some more basic Verilog and hardware design and simulation, you could work through the Intro to Verilog with Verilator course</text:p>
          <text:list>
            <text:list-item>
              <text:p text:style-name="P30">this is a workshop from last year. It’s all online and you could work <text:span text:style-name="T13">through it tomorrow</text:span></text:p>
            </text:list-item>
            <text:list-item>
              <text:p text:style-name="P31">we’re happy to help you through that.</text:p>
            </text:list-item>
          </text:list>
        </text:list-item>
        <text:list-item>
          <text:p text:style-name="P31">Or if you want to do something with FPGAs to learn Verilog, you could do the Chiphack course</text:p>
          <text:list>
            <text:list-item>
              <text:p text:style-name="P31">We have some mystorm boards here that you can borrow to work through that course.</text:p>
            </text:list-item>
          </text:list>
        </text:list-item>
        <text:list-item>
          <text:p text:style-name="P31">Thanks for listening – maybe see you doing the workshop tomorrow or onl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3:51:44.700000000</meta:creation-date>
    <meta:generator>LibreOffice/6.2.5.2$Windows_X86_64 LibreOffice_project/1ec314fa52f458adc18c4f025c545a4e8b22c159</meta:generator>
    <dc:date>2019-08-30T23:00:57.284000000</dc:date>
    <meta:editing-duration>PT33M2S</meta:editing-duration>
    <meta:editing-cycles>8</meta:editing-cycles>
    <meta:document-statistic meta:table-count="0" meta:image-count="0" meta:object-count="0" meta:page-count="8" meta:paragraph-count="181" meta:word-count="2456" meta:character-count="13193" meta:non-whitespace-character-count="11058"/>
  </office:meta>
</office:document-meta>
</file>